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Items" style:family="table">
      <style:table-properties style:width="17.78cm" fo:margin-top="0cm" fo:margin-bottom="0.635cm" table:align="margins"/>
    </style:style>
    <style:style style:name="Items.A" style:family="table-column">
      <style:table-column-properties style:column-width="2.607cm" style:rel-column-width="9609*"/>
    </style:style>
    <style:style style:name="Items.B" style:family="table-column">
      <style:table-column-properties style:column-width="8.324cm" style:rel-column-width="30680*"/>
    </style:style>
    <style:style style:name="Items.C" style:family="table-column">
      <style:table-column-properties style:column-width="3.729cm" style:rel-column-width="13744*"/>
    </style:style>
    <style:style style:name="Items.D" style:family="table-column">
      <style:table-column-properties style:column-width="3.12cm" style:rel-column-width="11502*"/>
    </style:style>
    <style:style style:name="Items.A1" style:family="table-cell">
      <style:table-cell-properties fo:background-color="#ffd320" fo:padding="0.097cm" fo:border="none">
        <style:background-image/>
      </style:table-cell-properties>
    </style:style>
    <style:style style:name="Items.B1" style:family="table-cell">
      <style:table-cell-properties fo:background-color="#ffd320" fo:padding="0.097cm" fo:border-left="0.5pt solid #ffd320" fo:border-right="none" fo:border-top="none" fo:border-bottom="none">
        <style:background-image/>
      </style:table-cell-properties>
    </style:style>
    <style:style style:name="Items.A2" style:family="table-cell">
      <style:table-cell-properties style:vertical-align="top" fo:padding="0.097cm" fo:border-left="none" fo:border-right="0.5pt solid #ffd320" fo:border-top="none" fo:border-bottom="none"/>
    </style:style>
    <style:style style:name="Items.A3" style:family="table-cell">
      <style:table-cell-properties fo:padding="0.097cm" fo:border-left="0.05pt solid #ffd320" fo:border-right="none" fo:border-top="0.05pt solid #ffd320" fo:border-bottom="0.05pt solid #ffd320"/>
    </style:style>
    <style:style style:name="Items.B3" style:family="table-cell">
      <style:table-cell-properties fo:padding="0.097cm" fo:border-left="0.05pt solid #ffd320" fo:border-right="none" fo:border-top="0.05pt solid #ffd320" fo:border-bottom="0.05pt solid #ffd320"/>
    </style:style>
    <style:style style:name="Items.C3" style:family="table-cell">
      <style:table-cell-properties style:vertical-align="bottom" fo:padding="0.097cm" fo:border-left="0.05pt solid #ffd320" fo:border-right="none" fo:border-top="0.05pt solid #ffd320" fo:border-bottom="0.05pt solid #ffd320"/>
    </style:style>
    <style:style style:name="Items.D3" style:family="table-cell">
      <style:table-cell-properties style:vertical-align="bottom" fo:padding="0.097cm" fo:border="0.05pt solid #ffd320"/>
    </style:style>
    <style:style style:name="Items.A4" style:family="table-cell">
      <style:table-cell-properties fo:padding="0.097cm" fo:border-left="none" fo:border-right="0.5pt solid #ffd320" fo:border-top="none" fo:border-bottom="none"/>
    </style:style>
    <style:style style:name="Items.A5" style:family="table-cell">
      <style:table-cell-properties fo:padding="0.097cm" fo:border="none"/>
    </style:style>
    <style:style style:name="Items.B5" style:family="table-cell">
      <style:table-cell-properties fo:padding="0.097cm" fo:border="none"/>
    </style:style>
    <style:style style:name="Items.D5" style:family="table-cell">
      <style:table-cell-properties style:vertical-align="bottom" fo:background-color="#ffd320" fo:padding="0.097cm" fo:border-left="0.5pt solid #ffd320" fo:border-right="none" fo:border-top="none" fo:border-bottom="none">
        <style:background-image/>
      </style:table-cell-properties>
    </style:style>
    <style:style style:name="Items.A6" style:family="table-cell">
      <style:table-cell-properties fo:padding="0.097cm" fo:border="none"/>
    </style:style>
    <style:style style:name="Items.B6" style:family="table-cell">
      <style:table-cell-properties fo:padding="0.097cm" fo:border="none"/>
    </style:style>
    <style:style style:name="Items.C6" style:family="table-cell">
      <style:table-cell-properties style:vertical-align="bottom" fo:padding="0.097cm" fo:border-left="0.5pt solid #ffd320" fo:border-right="none" fo:border-top="none" fo:border-bottom="none"/>
    </style:style>
    <style:style style:name="Items.D6" style:family="table-cell">
      <style:table-cell-properties style:vertical-align="bottom" fo:padding="0.097cm" fo:border-left="0.5pt solid #ffd320" fo:border-right="none" fo:border-top="none" fo:border-bottom="none"/>
    </style:style>
    <style:style style:name="Items.A7" style:family="table-cell">
      <style:table-cell-properties fo:padding="0.097cm" fo:border="none"/>
    </style:style>
    <style:style style:name="Items.B7" style:family="table-cell">
      <style:table-cell-properties fo:padding="0.097cm" fo:border="none"/>
    </style:style>
    <style:style style:name="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ecd2" officeooo:paragraph-rsid="001bc7de" style:font-weight-asian="bold" style:font-weight-complex="bold"/>
    </style:style>
    <style:style style:name="P5" style:family="paragraph" style:parent-style-name="Standard">
      <style:paragraph-properties fo:line-height="100%"/>
      <style:text-properties officeooo:paragraph-rsid="001d8f1f"/>
    </style:style>
    <style:style style:name="P6" style:family="paragraph" style:parent-style-name="Standard">
      <style:paragraph-properties fo:line-height="100%"/>
      <style:text-properties officeooo:rsid="001cd9e1" officeooo:paragraph-rsid="001d8f1f"/>
    </style:style>
    <style:style style:name="P7" style:family="paragraph" style:parent-style-name="Table_20_Contents">
      <style:paragraph-properties fo:text-align="start" style:justify-single-word="false"/>
      <style:text-properties officeooo:paragraph-rsid="00175621"/>
    </style:style>
    <style:style style:name="P8" style:family="paragraph" style:parent-style-name="Table_20_Contents">
      <style:text-properties fo:color="#808080"/>
    </style:style>
    <style:style style:name="P9" style:family="paragraph" style:parent-style-name="Table_20_Contents">
      <style:paragraph-properties fo:text-align="center" style:justify-single-word="false"/>
      <style:text-properties fo:color="#808080" fo:font-size="10pt" officeooo:rsid="001812ca" officeooo:paragraph-rsid="0018649c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color="#808080" fo:font-size="10pt" officeooo:paragraph-rsid="0018649c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color="#808080" fo:font-size="10pt" officeooo:rsid="006ef9c9" officeooo:paragraph-rsid="0018649c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color="#808080" fo:font-size="10pt" officeooo:rsid="0052b304" officeooo:paragraph-rsid="0052b304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color="#808080" fo:font-size="10pt" officeooo:rsid="0052b304" officeooo:paragraph-rsid="00a0e313" style:font-size-asian="10pt" style:font-size-complex="10pt"/>
    </style:style>
    <style:style style:name="P14" style:family="paragraph" style:parent-style-name="Table_20_Contents">
      <style:text-properties fo:color="#808080" fo:font-size="10pt" style:text-underline-style="none" officeooo:rsid="00390238" officeooo:paragraph-rsid="0018649c" fo:background-color="transparen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color="#808080"/>
    </style:style>
    <style:style style:name="P16" style:family="paragraph" style:parent-style-name="Table_20_Contents">
      <style:paragraph-properties fo:text-align="end" style:justify-single-word="false"/>
      <style:text-properties fo:color="#808080" fo:font-weight="bold" style:font-weight-asian="bold" style:font-weight-complex="bold"/>
    </style:style>
    <style:style style:name="P17" style:family="paragraph" style:parent-style-name="Text_20_body" style:master-page-name="">
      <style:paragraph-properties style:page-number="auto" fo:break-before="auto" fo:break-after="auto"/>
    </style:style>
    <style:style style:name="P18" style:family="paragraph" style:parent-style-name="Text_20_body">
      <style:paragraph-properties fo:line-height="100%"/>
      <style:text-properties officeooo:paragraph-rsid="001d8f1f"/>
    </style:style>
    <style:style style:name="P19" style:family="paragraph" style:parent-style-name="Text_20_body">
      <style:paragraph-properties fo:line-height="150%"/>
      <style:text-properties fo:color="#000099" officeooo:paragraph-rsid="0019ecee"/>
    </style:style>
    <style:style style:name="P20" style:family="paragraph" style:parent-style-name="Table_20_Heading">
      <style:paragraph-properties fo:text-align="center" style:justify-single-word="false"/>
      <style:text-properties fo:color="#808080" fo:font-weight="bold" style:font-weight-asian="bold" style:font-weight-complex="bold"/>
    </style:style>
    <style:style style:name="P21" style:family="paragraph" style:parent-style-name="Header">
      <style:paragraph-properties fo:text-align="center" style:justify-single-word="false"/>
      <style:text-properties officeooo:paragraph-rsid="002011ec"/>
    </style:style>
    <style:style style:name="P22" style:family="paragraph" style:parent-style-name="Header">
      <style:paragraph-properties fo:text-align="center" style:justify-single-word="false"/>
      <style:text-properties fo:color="#808080" officeooo:paragraph-rsid="002011ec"/>
    </style:style>
    <style:style style:name="P23" style:family="paragraph" style:parent-style-name="Date" style:master-page-name="First_20_Page">
      <style:paragraph-properties fo:line-height="115%" style:page-number="auto"/>
      <style:text-properties officeooo:rsid="001cd9e1" officeooo:paragraph-rsid="002011ec"/>
    </style:style>
    <style:style style:name="T1" style:family="text">
      <style:text-properties fo:color="#808080" fo:font-size="10pt" style:font-size-asian="10pt" style:font-size-complex="10pt"/>
    </style:style>
    <style:style style:name="T2" style:family="text">
      <style:text-properties fo:color="#808080" fo:font-size="10pt" officeooo:rsid="009dd550" style:font-size-asian="10pt" style:font-size-complex="10pt"/>
    </style:style>
    <style:style style:name="T3" style:family="text">
      <style:text-properties officeooo:rsid="0012602f"/>
    </style:style>
    <style:style style:name="T4" style:family="text">
      <style:text-properties officeooo:rsid="001cd9e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2db3d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2f9037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254cm" fo:margin-right="0cm" fo:margin-top="0cm" fo:margin-bottom="0cm" style:run-through="foreground" style:protect="size position" style:wrap="parallel" style:number-wrapped-paragraphs="no-limit" style:vertical-pos="top" style:vertical-rel="page-content" style:horizontal-pos="right" style:horizontal-rel="page-content" fo:background-color="transparent" draw:fill="none" draw:fill-color="#ffffff" draw:fill-image-width="0cm" draw:fill-image-height="0cm" fo:padding="0.049cm" fo:border="0.06pt solid #ffd32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o.name" text:name="py3o.o.name"/>
        <text:user-field-decl office:value-type="float" office:value="0" text:name="py3o.o.date_order"/>
        <text:user-field-decl office:value-type="string" office:string-value="o.partner_id.name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</text:user-field-decls>
      <draw:frame draw:style-name="fr1" draw:name="Address" text:anchor-type="page" text:anchor-page-number="1" draw:z-index="0">
        <draw:text-box fo:min-height="3cm" fo:min-width="7.001cm">
          <text:p text:style-name="P21"/>
          <text:p text:style-name="P22">Phone: <text:user-field-get text:name="py3o.o.company_id.phone">o.company_id.phone</text:user-field-get></text:p>
          <text:p text:style-name="P22">Web: <text:span text:style-name="T3"><text:user-field-get text:name="py3o.o.company_id.website">o.company_id.website</text:user-field-get></text:span></text:p>
          <text:p text:style-name="P22">E-mail: <text:user-field-get text:name="py3o.o.company_id.email">o.company_id.email</text:user-field-get></text:p>
        </draw:text-box>
      </draw:frame>
      <text:p text:style-name="P23"><text:date style:data-style-name="N76" text:date-value="2016-07-12T16:58:29.490803699" text:fixed="true">July 12, 2016</text:date></text:p>
      <text:p text:style-name="P6"><text:user-field-get text:name="py3o.o.company_id.street">o.company_id.street</text:user-field-get></text:p>
      <text:p text:style-name="P5"><text:span text:style-name="T4"><text:user-field-get text:name="py3o.o.company_id.city">o.company_id.city</text:user-field-get></text:span>, <text:span text:style-name="T4"><text:user-field-get text:name="py3o.o.company_id.state_id.code">o.company_id.state_id.code</text:user-field-get></text:span><text:span text:style-name="T4">,</text:span> <text:span text:style-name="T4"><text:user-field-get text:name="py3o.o.company_id.zip">o.company_id.zip</text:user-field-get></text:span></text:p>
      <text:p text:style-name="P18"><text:user-field-get text:name="py3o.o.company_id.email">o.company_id.email</text:user-field-get></text:p>
      <text:p text:style-name="P3">Invoicing and shipping address:</text:p>
      <text:p text:style-name="P4"><text:user-field-get text:name="py3o.o.partner_id.name">o.partner_id.name</text:user-field-get></text:p>
      <text:p text:style-name="P3"><text:span text:style-name="T5"><text:user-field-get text:name="py3o.o.partner_invoice_id.name">o.partner_invoice_id.name</text:user-field-get></text:span><text:span text:style-name="T5">,</text:span></text:p>
      <text:p text:style-name="P2"><text:span text:style-name="T5"><text:user-field-get text:name="py3o.o.partner_id.country_id.name">o.partner_id.country_id.name</text:user-field-get></text:span><text:span text:style-name="T5"> </text:span><text:span text:style-name="T5"><text:user-field-get text:name="py3o.o.partner_id.street">o.partner_id.street</text:user-field-get></text:span><text:span text:style-name="T5"> </text:span><text:span text:style-name="T5"><text:user-field-get text:name="py3o.o.partner_id.zip">o.partner_id.zip</text:user-field-get></text:span></text:p>
      <text:p text:style-name="P19"><text:span text:style-name="T6">Invoice </text:span><text:span text:style-name="T7"><text:user-field-get text:name="py3o.o.name">o.name</text:user-field-get></text:span><text:span text:style-name="T6">, Ordered on </text:span><text:span text:style-name="T8"><text:user-field-get style:data-style-name="N37" text:name="py3o.o.date_order">12/30/99</text:user-field-get></text:span></text:p>
      <text:p text:style-name="Text_20_body">We are charging you according to our Conditions of Sale and Terms of Delivery as follows:</text:p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header-rows>
          <table:table-row>
            <table:table-cell table:style-name="Items.A1" office:value-type="string">
              <text:p text:style-name="P20">Quantity</text:p>
            </table:table-cell>
            <table:table-cell table:style-name="Items.B1" office:value-type="string">
              <text:p text:style-name="P20">Description</text:p>
            </table:table-cell>
            <table:table-cell table:style-name="Items.B1" office:value-type="string">
              <text:p text:style-name="P20">Unit Price</text:p>
            </table:table-cell>
            <table:table-cell table:style-name="Items.B1" office:value-type="string">
              <text:p text:style-name="P20">Total</text:p>
            </table:table-cell>
          </table:table-row>
        </table:table-header-rows>
        <table:table-row>
          <table:table-cell table:style-name="Items.A2" table:number-columns-spanned="4" office:value-type="string">
            <text:p text:style-name="P7"><text:a xlink:type="simple" xlink:href="py3o://for=%22line%20in%20data.order_line%22" text:style-name="Internet_20_link" text:visited-style-name="Visited_20_Internet_20_Link"><text:span text:style-name="T2">for="line in data.order_line"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3" office:value-type="string">
            <text:p text:style-name="P9"><text:user-field-get text:name="py3o.line.qty">line.qty</text:user-field-get></text:p>
          </table:table-cell>
          <table:table-cell table:style-name="Items.B3" office:value-type="string">
            <text:p text:style-name="P14"><text:user-field-get text:name="py3o.line.product">line.product</text:user-field-get></text:p>
          </table:table-cell>
          <table:table-cell table:style-name="Items.C3" office:value-type="string">
            <text:p text:style-name="P10"><text:user-field-get text:name="py3o.line.price_unit">line.price_unit</text:user-field-get></text:p>
          </table:table-cell>
          <table:table-cell table:style-name="Items.D3" office:value-type="string">
            <text:p text:style-name="P11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Items.A4" table:number-columns-spanned="4" office:value-type="string">
            <text:p text:style-name="P7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5" office:value-type="string">
            <text:p text:style-name="P15"/>
          </table:table-cell>
          <table:table-cell table:style-name="Items.B5" office:value-type="string">
            <text:p text:style-name="P8"/>
          </table:table-cell>
          <table:table-cell table:style-name="Items.B1" office:value-type="string">
            <text:p text:style-name="P16">Net Value of Goods</text:p>
          </table:table-cell>
          <table:table-cell table:style-name="Items.D5" office:value-type="string">
            <text:p text:style-name="P12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Items.A6" office:value-type="string">
            <text:p text:style-name="P15"/>
          </table:table-cell>
          <table:table-cell table:style-name="Items.B6" office:value-type="string">
            <text:p text:style-name="P8"/>
          </table:table-cell>
          <table:table-cell table:style-name="Items.C6" office:value-type="string">
            <text:p text:style-name="P16">+ % Sales Tax</text:p>
          </table:table-cell>
          <table:table-cell table:style-name="Items.D6" office:value-type="string">
            <text:p text:style-name="P12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Items.A7" office:value-type="string">
            <text:p text:style-name="P15"/>
          </table:table-cell>
          <table:table-cell table:style-name="Items.B7" office:value-type="string">
            <text:p text:style-name="P8"/>
          </table:table-cell>
          <table:table-cell table:style-name="Items.B1" office:value-type="string">
            <text:p text:style-name="P16">Total Amount</text:p>
          </table:table-cell>
          <table:table-cell table:style-name="Items.D5" office:value-type="string">
            <text:p text:style-name="P13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17"><text:user-field-get text:name="py3o.o.note">o.not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cm" fo:margin-right="0cm" fo:margin-top="0.635cm" fo:margin-bottom="0cm" loext:contextual-spacing="false" fo:text-indent="0cm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635cm" fo:margin-bottom="0.635cm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635cm" fo:margin-bottom="0.635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fo:font-size="18pt" fo:font-weight="bold" officeooo:rsid="001cd9e1" officeooo:paragraph-rsid="00156d81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2cm" fo:margin-left="0cm" fo:margin-right="0cm" fo:margin-bottom="0.51cm" fo:border="none" fo:padding="0cm" style:shadow="none" fo:background-color="transparent" style:dynamic-spacing="false" draw:fill="none" draw:fill-color="#99ccff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n2" text:anchor-type="paragraph" svg:x="0.31cm" svg:y="-0.953cm" svg:width="4.937cm" svg:height="2.087cm" draw:z-index="1"><draw:image xlink:href="Pictures/10000201000001AA000000B4FB0793EC51971BC2.png" xlink:type="simple" xlink:show="embed" xlink:actuate="onLoad"/></draw:frame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Invoice 1</dc:title>
    <dc:description>Template created by Sun Microsystems</dc:description>
    <meta:creation-date>2016-07-12T16:58:29.709902286</meta:creation-date>
    <dc:language>de-DE</dc:language>
    <meta:editing-cycles>21</meta:editing-cycles>
    <meta:editing-duration>PT1H3M52S</meta:editing-duration>
    <meta:keyword>business</meta:keyword>
    <meta:keyword>finances</meta:keyword>
    <dc:subject>Template for an invoice - Design "Gray Simplicity"</dc:subject>
    <dc:date>2018-02-21T12:30:39.252855570</dc:date>
    <meta:document-statistic meta:table-count="1" meta:image-count="1" meta:object-count="0" meta:page-count="1" meta:paragraph-count="33" meta:word-count="79" meta:character-count="716" meta:non-whitespace-character-count="669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